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4-02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3-02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2-09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2-01-25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1-01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20-09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9-09-0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9-04-24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9-01-14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8-09-26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8-05-0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8-01-22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7-09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7-05-03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7-02-01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6-09-29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6-05-04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6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5-10-02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5-05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5-01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4-09-0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4-05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4-03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3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44</text:p>
          </table:table-cell>
          <table:table-cell office:value-type="string" calcext:value-type="string">
            <text:p>GARWELL-025</text:p>
          </table:table-cell>
          <table:table-cell office:value-type="string" calcext:value-type="string">
            <text:p>2013-06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